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803ee" officeooo:paragraph-rsid="000803ee"/>
    </style:style>
    <style:style style:name="P2" style:family="paragraph" style:parent-style-name="Standard">
      <style:text-properties officeooo:rsid="000803ee" officeooo:paragraph-rsid="000803ee"/>
    </style:style>
    <style:style style:name="P3" style:family="paragraph" style:parent-style-name="Standard">
      <style:paragraph-properties fo:text-align="center" style:justify-single-word="false"/>
      <style:text-properties officeooo:rsid="000803ee" officeooo:paragraph-rsid="000803ee"/>
    </style:style>
    <style:style style:name="P4" style:family="paragraph" style:parent-style-name="Standard">
      <style:text-properties fo:color="#000000" loext:opacity="100%" officeooo:paragraph-rsid="000803ee" fo:background-color="transparent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transparent"/>
    </style:style>
    <style:style style:name="P6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fo:background-color="transparent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fo:background-color="#ffff00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00"/>
    </style:style>
    <style:style style:name="P10" style:family="paragraph" style:parent-style-name="Standard">
      <style:paragraph-properties style:line-height-at-least="0.503cm"/>
      <style:text-properties fo:color="#000000" loext:opacity="100%" fo:background-color="#ffff00"/>
    </style:style>
    <style:style style:name="P11" style:family="paragraph" style:parent-style-name="Standard">
      <style:text-properties fo:color="#000000" loext:opacity="100%" style:font-name="Consolas" fo:font-size="10.5pt" fo:font-weight="normal" officeooo:rsid="000803ee" officeooo:paragraph-rsid="000803ee" fo:background-color="transparent"/>
    </style:style>
    <style:style style:name="P12" style:family="paragraph" style:parent-style-name="Standard">
      <style:text-properties fo:color="#000000" loext:opacity="100%" style:font-name="Consolas" fo:font-size="10.5pt" fo:font-weight="normal" officeooo:paragraph-rsid="000803ee" fo:background-color="transparent"/>
    </style:style>
    <style:style style:name="P13" style:family="paragraph" style:parent-style-name="Standard">
      <style:text-properties fo:color="#000000" loext:opacity="100%" style:font-name="Consolas" fo:font-size="10.5pt" fo:font-weight="normal" officeooo:paragraph-rsid="000803ee" fo:background-color="transparent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fo:background-color="transparent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fo:background-color="#ffff00"/>
    </style:style>
    <style:style style:name="P1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fo:background-color="#ffff00"/>
    </style:style>
    <style:style style:name="P17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fo:background-color="transparent"/>
    </style:style>
    <style:style style:name="P1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transparent"/>
    </style:style>
    <style:style style:name="P19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20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00"/>
    </style:style>
    <style:style style:name="P21" style:family="paragraph" style:parent-style-name="Standard">
      <style:paragraph-properties style:line-height-at-least="0.503cm"/>
      <style:text-properties fo:color="#000000" loext:opacity="100%" fo:background-color="#ffff00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paragraph-properties fo:margin-top="0cm" fo:margin-bottom="0cm" style:contextual-spacing="false"/>
    </style:style>
    <style:style style:name="P24" style:family="paragraph" style:parent-style-name="Text_20_body" style:list-style-name="L2"/>
    <style:style style:name="P25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onsolas" fo:font-size="10.5pt" fo:font-weight="normal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Consolas" fo:font-size="10.5pt" fo:font-weight="normal"/>
    </style:style>
    <style:style style:name="T5" style:family="text">
      <style:text-properties fo:color="#9cdcfe" loext:opacity="100%"/>
    </style:style>
    <style:style style:name="T6" style:family="text">
      <style:text-properties fo:color="#9cdcfe" loext:opacity="100%" style:font-name="Consolas" fo:font-size="10.5pt" fo:font-weight="normal"/>
    </style:style>
    <style:style style:name="T7" style:family="text">
      <style:text-properties fo:color="#ce9178" loext:opacity="100%"/>
    </style:style>
    <style:style style:name="T8" style:family="text">
      <style:text-properties fo:color="#ce9178" loext:opacity="100%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style:font-name="Consolas" fo:font-size="10.5pt" fo:font-weight="normal" officeooo:rsid="000803ee"/>
    </style:style>
    <style:style style:name="T1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Boletín 3. DTD</text:p>
      <text:p text:style-name="P1"/>
      <text:p text:style-name="P1">Crear los archivos XML con su DTD apropiados para los siguientes casos:</text:p>
      <text:p text:style-name="P1">1. Un instituto necesita registrar los cursos y alumnos que estudian en él y necesita una DTD para comprobar los documentos XML de los programas que utiliza:</text:p>
      <text:list text:style-name="L1">
        <text:list-item>
          <text:p text:style-name="P23">Tiene que haber un elemento raíz <text:span text:style-name="Source_20_Text">listacursos</text:span>. Tiene que haber uno o más cursos. </text:p>
        </text:list-item>
        <text:list-item>
          <text:p text:style-name="P23">Un curso tiene uno o más alumnos </text:p>
        </text:list-item>
        <text:list-item>
          <text:p text:style-name="P23">Todo alumno tiene un DNI, un nombre y un apellido, puede que tenga segundo apellido o no. </text:p>
        </text:list-item>
        <text:list-item>
          <text:p text:style-name="P23">Un alumno escoge una lista de asignaturas donde habrá una o más asignaturas. Toda asignatura tiene un nombre, un atributo código y un profesor. </text:p>
        </text:list-item>
        <text:list-item>
          <text:p text:style-name="P22">Un profesor tiene un NRP (Número de Registro Personal), un nombre y un apellido (también puede tener o no un segundo apellido). </text:p>
        </text:list-item>
      </text:list>
      <text:p text:style-name="P13">&lt;?xml version="1.0" encoding="UTF-8"?&gt;</text:p>
      <text:p text:style-name="P17"/>
      <text:p text:style-name="P16">&lt;!DOCTYPE ListaCursos [</text:p>
      <text:p text:style-name="P16">&lt;!ELEMENT ListaCursos (curoso+) &gt;</text:p>
      <text:p text:style-name="P20">  <text:span text:style-name="T9">&lt;!ELEMENT curoso (estudiante+)&gt;</text:span></text:p>
      <text:p text:style-name="P20">    <text:span text:style-name="T9">&lt;!ELEMENT estudiante (asignatura+)&gt;</text:span></text:p>
      <text:p text:style-name="P20">        <text:span text:style-name="T9">&lt;!ATTLIST estudiante DNI ID #REQUIRED&gt;</text:span></text:p>
      <text:p text:style-name="P20">        <text:span text:style-name="T9">&lt;!ATTLIST estudiante nombre CDATA #REQUIRED&gt;</text:span></text:p>
      <text:p text:style-name="P20">        <text:span text:style-name="T9">&lt;!ATTLIST estudiante apellido1 CDATA #REQUIRED&gt;</text:span></text:p>
      <text:p text:style-name="P20">        <text:span text:style-name="T9">&lt;!ATTLIST estudiante apellido2 CDATA #IMPLIED&gt;</text:span></text:p>
      <text:p text:style-name="P21"/>
      <text:p text:style-name="P20">        <text:span text:style-name="T9">&lt;!ELEMENT asignatura (profesor)&gt;</text:span></text:p>
      <text:p text:style-name="P20">            <text:span text:style-name="T9">&lt;!ATTLIST asignatura nombre CDATA #REQUIRED&gt;</text:span></text:p>
      <text:p text:style-name="P20">            <text:span text:style-name="T9">&lt;!ATTLIST asignatura codigo  ID #REQUIRED&gt;</text:span></text:p>
      <text:p text:style-name="P21"/>
      <text:p text:style-name="P20">            <text:span text:style-name="T9">&lt;!ELEMENT profesor EMPTY&gt;</text:span></text:p>
      <text:p text:style-name="P20">                <text:span text:style-name="T9">&lt;!ATTLIST profesor NRP ID #REQUIRED&gt;</text:span></text:p>
      <text:p text:style-name="P20">                <text:span text:style-name="T9">&lt;!ATTLIST profesor nombre CDATA #REQUIRED&gt;</text:span></text:p>
      <text:p text:style-name="P20">                <text:span text:style-name="T9">&lt;!ATTLIST profesor apellido1 CDATA #REQUIRED&gt;</text:span></text:p>
      <text:p text:style-name="P20">                <text:span text:style-name="T9">&lt;!ATTLIST profesor apellido2 CDATA #IMPLIED&gt;</text:span></text:p>
      <text:p text:style-name="P21"/>
      <text:p text:style-name="P16">] &gt;</text:p>
      <text:p text:style-name="P21"/>
      <text:p text:style-name="P14">&lt;ListaCursos&gt;</text:p>
      <text:p text:style-name="P18">    <text:span text:style-name="T9">&lt;curoso&gt;</text:span></text:p>
      <text:p text:style-name="P18">        <text:span text:style-name="T9">&lt;estudiante DNI="asdf" nombre="xuan" apellido1="liu"&gt;</text:span></text:p>
      <text:p text:style-name="P18">            <text:span text:style-name="T9">&lt;asignatura nombre="FH" codigo="a123"&gt;</text:span></text:p>
      <text:p text:style-name="P18">                <text:span text:style-name="T9">&lt;profesor NRP="a12398" nombre="Roja" apellido1="Jose" apellido2="Luis"/&gt;</text:span></text:p>
      <text:p text:style-name="P18">            <text:span text:style-name="T9">&lt;/asignatura&gt;</text:span></text:p>
      <text:p text:style-name="P18">            </text:p>
      <text:p text:style-name="P18">            <text:span text:style-name="T9">&lt;asignatura nombre="FOL" codigo="b123"&gt;</text:span></text:p>
      <text:p text:style-name="P18">                <text:span text:style-name="T9">&lt;profesor NRP="b12398" nombre="Mar" apellido1="Exp" /&gt;</text:span></text:p>
      <text:p text:style-name="P18"><text:soft-page-break/>            <text:span text:style-name="T9">&lt;/asignatura&gt;</text:span></text:p>
      <text:p text:style-name="P19"/>
      <text:p text:style-name="P18">        <text:span text:style-name="T9">&lt;/estudiante&gt;</text:span></text:p>
      <text:p text:style-name="P19"/>
      <text:p text:style-name="P18">        </text:p>
      <text:p text:style-name="P18">        <text:span text:style-name="T9">&lt;estudiante DNI="hert" nombre="Sable" apellido1="Mar" apellido2="Sandia"&gt;</text:span></text:p>
      <text:p text:style-name="P18">            <text:span text:style-name="T9">&lt;asignatura nombre="FH" codigo="A123"&gt;</text:span></text:p>
      <text:p text:style-name="P18">                <text:span text:style-name="T9">&lt;profesor NRP="A12398" nombre="Roja" apellido1="Jose" apellido2="Luis"/&gt;</text:span></text:p>
      <text:p text:style-name="P18">            <text:span text:style-name="T9">&lt;/asignatura&gt;</text:span></text:p>
      <text:p text:style-name="P18">            </text:p>
      <text:p text:style-name="P18">            <text:span text:style-name="T9">&lt;asignatura nombre="PAR" codigo="C123"&gt;</text:span></text:p>
      <text:p text:style-name="P18">                <text:span text:style-name="T9">&lt;profesor NRP="C12398" nombre="Manuel" apellido1="a" apellido2="b"/&gt;</text:span></text:p>
      <text:p text:style-name="P18">            <text:span text:style-name="T9">&lt;/asignatura&gt;</text:span></text:p>
      <text:p text:style-name="P19"/>
      <text:p text:style-name="P18">        <text:span text:style-name="T9">&lt;/estudiante&gt;</text:span></text:p>
      <text:p text:style-name="P19"/>
      <text:p text:style-name="P18">    <text:span text:style-name="T9">&lt;/curoso&gt;</text:span></text:p>
      <text:p text:style-name="P19"/>
      <text:p text:style-name="P18">    <text:span text:style-name="T9">&lt;curoso&gt;</text:span></text:p>
      <text:p text:style-name="P18">        <text:span text:style-name="T9">&lt;estudiante DNI="zcxnv" nombre="steve" apellido1="alex"&gt;</text:span></text:p>
      <text:p text:style-name="P18">            <text:span text:style-name="T9">&lt;asignatura nombre="IT" codigo="e123"&gt;</text:span></text:p>
      <text:p text:style-name="P18">                <text:span text:style-name="T9">&lt;profesor NRP="e12398" nombre="Roja" apellido1="Jose" apellido2="Luis"/&gt;</text:span></text:p>
      <text:p text:style-name="P18">            <text:span text:style-name="T9">&lt;/asignatura&gt;</text:span></text:p>
      <text:p text:style-name="P18">            </text:p>
      <text:p text:style-name="P18">            <text:span text:style-name="T9">&lt;asignatura nombre="LM" codigo="d123"&gt;</text:span></text:p>
      <text:p text:style-name="P18">                <text:span text:style-name="T9">&lt;profesor NRP="d12398" nombre="Mar" apellido1="Exp" /&gt;</text:span></text:p>
      <text:p text:style-name="P18">            <text:span text:style-name="T9">&lt;/asignatura&gt;</text:span></text:p>
      <text:p text:style-name="P19"/>
      <text:p text:style-name="P18">        <text:span text:style-name="T9">&lt;/estudiante&gt;</text:span></text:p>
      <text:p text:style-name="P19"/>
      <text:p text:style-name="P18">    <text:span text:style-name="T9">&lt;/curoso&gt;</text:span></text:p>
      <text:p text:style-name="P19"/>
      <text:p text:style-name="P14">&lt;/ListaCursos&gt;</text:p>
      <text:p text:style-name="P12"/>
      <text:p text:style-name="P1"/>
      <text:p text:style-name="P1">2. Un mayorista informático necesita especificar las reglas de los elementos permitidos en las aplicaciones que utiliza en sus empresas, para ello ha indicado los siguientes requisitos:</text:p>
      <text:list text:style-name="L2">
        <text:list-item>
          <text:p text:style-name="P25">Una entrega consta de uno o más lotes. </text:p>
        </text:list-item>
        <text:list-item>
          <text:p text:style-name="P25">Un lote tiene uno o más palés </text:p>
        </text:list-item>
        <text:list-item>
          <text:p text:style-name="P25">Todo palé tiene una serie de elementos: número de cajas, contenido y peso y forma de manipulación. </text:p>
        </text:list-item>
        <text:list-item>
          <text:p text:style-name="P24">El contenido consta de una serie de elementos: nombre del componente, procedencia (puede aparecer 0, 1 o más países), número de serie del componente, peso del componente individual y unidad de peso que <text:span text:style-name="T11">puede</text:span> aparecer o no. </text:p>
        </text:list-item>
      </text:list>
      <text:p text:style-name="P11">&lt;?xml version="1.0" encoding="UTF-8"?&gt;</text:p>
      <text:p text:style-name="P8">&lt;!DOCTYPE Entregas [</text:p>
      <text:p text:style-name="P8">&lt;!ELEMENT Entregas (Entrega*) &gt;</text:p>
      <text:p text:style-name="P9">  <text:span text:style-name="T9">&lt;!ELEMENT Entrega (Lote+)&gt;</text:span></text:p>
      <text:p text:style-name="P9"><text:soft-page-break/>    <text:span text:style-name="T9">&lt;!ELEMENT Lote (Pate+)&gt;</text:span></text:p>
      <text:p text:style-name="P9">        <text:span text:style-name="T9">&lt;!ELEMENT Pate (Contenido+)&gt;</text:span></text:p>
      <text:p text:style-name="P9">            <text:span text:style-name="T9">&lt;!ATTLIST Pate numero_de_cajas CDATA #REQUIRED&gt;</text:span></text:p>
      <text:p text:style-name="P9">            <text:span text:style-name="T9">&lt;!ATTLIST Pate Peso CDATA #REQUIRED&gt;</text:span></text:p>
      <text:p text:style-name="P9">            <text:span text:style-name="T9">&lt;!ATTLIST Pate manipulacion CDATA #REQUIRED&gt;</text:span></text:p>
      <text:p text:style-name="P10"/>
      <text:p text:style-name="P9">             <text:span text:style-name="T9">&lt;!ELEMENT Contenido (procedencia*)&gt;</text:span></text:p>
      <text:p text:style-name="P9">              <text:span text:style-name="T9">&lt;!ATTLIST Contenido nombre CDATA #REQUIRED&gt;</text:span></text:p>
      <text:p text:style-name="P9">              <text:span text:style-name="T9">&lt;!ATTLIST Contenido numero_de_serie ID #REQUIRED&gt;</text:span></text:p>
      <text:p text:style-name="P9">              <text:span text:style-name="T9">&lt;!ATTLIST Contenido Peso CDATA #REQUIRED&gt;</text:span></text:p>
      <text:p text:style-name="P9">              <text:span text:style-name="T9">&lt;!ATTLIST Contenido unidadePeso CDATA #IMPLIED&gt;</text:span></text:p>
      <text:p text:style-name="P10"/>
      <text:p text:style-name="P9">              <text:span text:style-name="T9">&lt;!ELEMENT procedencia (#PCDATA)&gt;</text:span></text:p>
      <text:p text:style-name="P8">]&gt;</text:p>
      <text:p text:style-name="P6"/>
      <text:p text:style-name="P7">&lt;Entregas&gt;</text:p>
      <text:p text:style-name="P5">    <text:span text:style-name="T9">&lt;Entrega&gt;</text:span></text:p>
      <text:p text:style-name="P5">        <text:span text:style-name="T9">&lt;Lote&gt;</text:span></text:p>
      <text:p text:style-name="P5">            <text:span text:style-name="T9">&lt;Pate numero_de_cajas="3" Peso="14kg" manipulacion="no se"&gt;</text:span></text:p>
      <text:p text:style-name="P5">                <text:span text:style-name="T9">&lt;Contenido nombre="agua" numero_de_serie="a123" Peso="10" &gt;</text:span></text:p>
      <text:p text:style-name="P5">                    <text:span text:style-name="T9">&lt;procedencia&gt;China&lt;/procedencia&gt;</text:span></text:p>
      <text:p text:style-name="P5">                <text:span text:style-name="T9">&lt;/Contenido&gt;      </text:span></text:p>
      <text:p text:style-name="P6"/>
      <text:p text:style-name="P5">                <text:span text:style-name="T9">&lt;Contenido nombre="sal" numero_de_serie="a1234" Peso="100" unidadePeso="g"&gt;</text:span></text:p>
      <text:p text:style-name="P5">                    <text:span text:style-name="T9">&lt;procedencia&gt;alemania&lt;/procedencia&gt;</text:span></text:p>
      <text:p text:style-name="P5">                <text:span text:style-name="T9">&lt;/Contenido&gt;</text:span></text:p>
      <text:p text:style-name="P6"/>
      <text:p text:style-name="P5">            <text:span text:style-name="T9">&lt;/Pate&gt;</text:span></text:p>
      <text:p text:style-name="P5">        <text:span text:style-name="T9">&lt;/Lote&gt;</text:span></text:p>
      <text:p text:style-name="P5">    <text:span text:style-name="T9">&lt;/Entrega&gt;</text:span></text:p>
      <text:p text:style-name="P6"/>
      <text:p text:style-name="P7">&lt;/Entregas&gt;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10-25T11:57:14.678000000</meta:creation-date>
    <dc:date>2024-11-07T13:54:17.056000000</dc:date>
    <meta:editing-duration>PT5M5S</meta:editing-duration>
    <meta:editing-cycles>3</meta:editing-cycles>
    <meta:generator>LibreOffice/24.2.5.2$Windows_X86_64 LibreOffice_project/bffef4ea93e59bebbeaf7f431bb02b1a39ee8a59</meta:generator>
    <meta:print-date>2024-11-07T13:53:03.591000000</meta:print-date>
    <meta:printed-by>Archivos PDF</meta:printed-by>
    <meta:document-statistic meta:table-count="0" meta:image-count="0" meta:object-count="0" meta:page-count="3" meta:paragraph-count="95" meta:word-count="468" meta:character-count="4603" meta:non-whitespace-character-count="3440"/>
  </office:meta>
</office:document-meta>
</file>